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WollMuxDaten" text:anchor-type="paragraph" svg:x="0in" svg:y="10.9839in" svg:width="0.0756in" style:rel-width="scale" svg:height="0.0161in" style:rel-height="scale" draw:z-index="0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8.0.0$Windows_x86 LibreOffice_project/01161d411e4dfacb36c8889a91430ed44161447c</meta:generator>
    <meta:creation-date>2018-06-15T10:30:00Z</meta:creation-date>
    <dc:date>2020-10-05T10:25:59.590000000</dc:date>
    <meta:editing-cycles>4</meta:editing-cycles>
    <meta:editing-duration>PT12S</meta:editing-duration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" xlink:href="Normal"/>
  </office:meta>
</office:document-meta>
</file>